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fe7f5" draw:textarea-vertical-align="middle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draw:stroke="none" draw:textarea-vertical-align="middle"/>
    </style:style>
    <style:style style:name="gr4" style:family="graphic" style:parent-style-name="standard">
      <style:graphic-properties draw:stroke="none" draw:fill="none" draw:textarea-vertical-align="middle"/>
    </style:style>
    <style:style style:name="gr5" style:family="graphic" style:parent-style-name="standard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3cm" fo:min-width="0cm"/>
    </style:style>
    <style:style style:name="gr7" style:family="graphic" style:parent-style-name="standard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draw:fill-color="#ffd320" draw:textarea-vertical-align="middle"/>
    </style:style>
    <style:style style:name="gr9" style:family="graphic" style:parent-style-name="standard">
      <style:graphic-properties draw:stroke="none" draw:fill-color="#cfe7f5" draw:textarea-vertical-align="middle"/>
    </style:style>
    <style:style style:name="gr10" style:family="graphic" style:parent-style-name="standard">
      <style:graphic-properties draw:stroke="solid"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標準-title">
      <style:graphic-properties draw:stroke="none" draw:auto-grow-height="true" fo:min-height="3.506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draw:auto-grow-height="true" fo:min-height="3.506cm"/>
    </style:style>
    <style:style style:name="pr4" style:family="presentation" style:parent-style-name="標準-outline1" style:list-style-name="L3">
      <style:graphic-properties fo:min-height="13.859cm"/>
    </style:style>
    <style:style style:name="pr5" style:family="presentation" style:parent-style-name="標準-notes">
      <style:graphic-properties draw:fill-color="#ffffff" fo:min-height="13.364cm"/>
    </style:style>
    <style:style style:name="P1" style:family="paragraph">
      <style:text-properties fo:font-family="'M+ 1c medium'" style:font-family-generic="modern" style:font-pitch="variable" style:font-family-asian="'M+ 1c medium'" style:font-family-generic-asian="modern" style:font-pitch-asian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M+ 1c medium'" style:font-family-generic="modern" style:font-pitch="variable"/>
    </style:style>
    <style:style style:name="P4" style:family="paragraph">
      <style:paragraph-properties fo:text-align="center"/>
      <style:text-properties style:use-window-font-color="true" fo:font-family="'M+ 1c medium'" style:font-family-generic="modern" style:font-pitch="variable"/>
    </style:style>
    <style:style style:name="P5" style:family="paragraph">
      <style:paragraph-properties fo:text-align="center"/>
      <style:text-properties fo:font-family="'M+ 1c medium'" style:font-family-generic="modern" style:font-pitch="variable" fo:font-size="16pt"/>
    </style:style>
    <style:style style:name="P6" style:family="paragraph">
      <style:paragraph-properties fo:text-align="center"/>
      <style:text-properties fo:font-family="'M+ 1c medium'" style:font-family-generic="modern" style:font-pitch="variable" fo:font-size="16pt" style:font-family-asian="'M+ 1c medium'" style:font-family-generic-asian="modern" style:font-pitch-asian="variable" style:font-size-asian="16pt" style:font-size-complex="16pt"/>
    </style:style>
    <style:style style:name="P7" style:family="paragraph">
      <style:paragraph-properties fo:margin-top="0cm" fo:margin-bottom="0.397cm"/>
      <style:text-properties fo:font-size="22pt" style:font-size-asian="22pt" style:font-size-complex="22pt"/>
    </style:style>
    <style:style style:name="T1" style:family="text">
      <style:text-properties fo:font-family="'M+ 1c medium'" style:font-family-generic="modern" style:font-pitch="variable" style:font-family-asian="'M+ 1c medium'" style:font-family-generic-asian="modern" style:font-pitch-asian="variable"/>
    </style:style>
    <style:style style:name="T2" style:family="text">
      <style:text-properties fo:color="#808080"/>
    </style:style>
    <style:style style:name="T3" style:family="text">
      <style:text-properties fo:font-family="'M+ 1c medium'" style:font-family-generic="modern" style:font-pitch="variable" fo:font-size="16pt" style:font-family-asian="'M+ 1c medium'" style:font-family-generic-asian="modern" style:font-pitch-asian="variable" style:font-size-asian="16pt" style:font-size-complex="16pt"/>
    </style:style>
    <style:style style:name="T4" style:family="text">
      <style:text-properties fo:font-family="'M+ 1c medium'" style:font-family-generic="modern" style:font-pitch="variable" fo:font-size="22pt" style:font-family-asian="'M+ 1c medium'" style:font-family-generic-asian="modern" style:font-pitch-asian="variabl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Blueprint</text:span><text:span text:style-name="T1">のフォルダ一覧</text:span></text:p>
          </draw:text-box>
        </draw:frame>
        <draw:rect draw:style-name="gr1" draw:text-style-name="P2" draw:layer="layout" svg:width="25.56cm" svg:height="13.77cm" svg:x="1.4cm" svg:y="5cm">
          <text:p/>
        </draw:rect>
        <draw:rect draw:style-name="gr2" draw:text-style-name="P2" draw:layer="layout" svg:width="4.8cm" svg:height="3cm" svg:x="11.6cm" svg:y="5.4cm">
          <text:p/>
        </draw:rect>
        <draw:rect draw:style-name="gr3" draw:text-style-name="P3" draw:layer="layout" svg:width="4.4cm" svg:height="1.6cm" svg:x="11.8cm" svg:y="6.6cm">
          <text:p text:style-name="P3">Main</text:p>
        </draw:rect>
        <draw:rect draw:style-name="gr4" draw:text-style-name="P3" draw:layer="layout" svg:width="4.4cm" svg:height="0.8cm" svg:x="11.8cm" svg:y="5.6cm">
          <text:p text:style-name="P3">Common</text:p>
        </draw:rect>
        <draw:rect draw:style-name="gr2" draw:text-style-name="P2" draw:layer="layout" svg:width="9.8cm" svg:height="13cm" svg:x="1.6cm" svg:y="5.4cm">
          <text:p/>
        </draw:rect>
        <draw:rect draw:style-name="gr3" draw:text-style-name="P4" draw:layer="layout" svg:width="4.4cm" svg:height="1.6cm" svg:x="4.3cm" svg:y="6.4cm">
          <text:p text:style-name="P4">BPMesh</text:p>
        </draw:rect>
        <draw:rect draw:style-name="gr4" draw:text-style-name="P3" draw:layer="layout" svg:width="4.4cm" svg:height="0.8cm" svg:x="4.3cm" svg:y="5.6cm">
          <text:p text:style-name="P3">BPMesh</text:p>
        </draw:rect>
        <draw:rect draw:style-name="gr5" draw:text-style-name="P2" draw:layer="layout" svg:width="9.4cm" svg:height="6.4cm" svg:x="1.8cm" svg:y="11.6cm">
          <text:p/>
        </draw:rect>
        <draw:rect draw:style-name="gr4" draw:text-style-name="P3" draw:layer="layout" svg:width="4.4cm" svg:height="0.8cm" svg:x="4.3cm" svg:y="11.8cm">
          <text:p text:style-name="P3"><text:span text:style-name="T2">Serialize</text:span></text:p>
        </draw:rect>
        <draw:rect draw:style-name="gr3" draw:text-style-name="P5" draw:layer="layout" svg:width="4.4cm" svg:height="1.6cm" svg:x="2cm" svg:y="12.6cm">
          <text:p text:style-name="P5">Serializable</text:p>
          <text:p text:style-name="P5">Mesh</text:p>
        </draw:rect>
        <draw:rect draw:style-name="gr3" draw:text-style-name="P5" draw:layer="layout" svg:width="4.4cm" svg:height="1.6cm" svg:x="6.6cm" svg:y="12.6cm">
          <text:p text:style-name="P5">Serializable</text:p>
          <text:p text:style-name="P5">Vector2</text:p>
        </draw:rect>
        <draw:rect draw:style-name="gr3" draw:text-style-name="P5" draw:layer="layout" svg:width="4.4cm" svg:height="1.6cm" svg:x="6.6cm" svg:y="14.4cm">
          <text:p text:style-name="P5">Serializable</text:p>
          <text:p text:style-name="P5">Vector3</text:p>
        </draw:rect>
        <draw:rect draw:style-name="gr3" draw:text-style-name="P5" draw:layer="layout" svg:width="4.4cm" svg:height="1.6cm" svg:x="6.6cm" svg:y="16.2cm">
          <text:p text:style-name="P5">Serializable</text:p>
          <text:p text:style-name="P5">Vector4</text:p>
        </draw:rect>
        <draw:rect draw:style-name="gr3" draw:text-style-name="P5" draw:layer="layout" svg:width="4.4cm" svg:height="1.6cm" svg:x="2cm" svg:y="14.4cm">
          <text:p text:style-name="P5">Serializable</text:p>
          <text:p text:style-name="P5">Quaternion</text:p>
        </draw:rect>
        <draw:frame draw:style-name="gr6" draw:text-style-name="P1" draw:layer="layout" svg:width="25.6cm" svg:height="1.763cm" svg:x="1.4cm" svg:y="19cm">
          <draw:text-box>
            <text:p text:style-name="P1"><text:span text:style-name="T1">黒枠はフォルダ、灰色の枠は機能を分けている。</text:span></text:p>
          </draw:text-box>
        </draw:frame>
        <draw:rect draw:style-name="gr7" draw:text-style-name="P2" draw:layer="layout" svg:width="1.4cm" svg:height="0.8cm" svg:x="1.6cm" svg:y="19.2cm">
          <text:p/>
        </draw:rect>
        <draw:rect draw:style-name="gr5" draw:text-style-name="P2" draw:layer="layout" svg:width="1.4cm" svg:height="0.8cm" svg:x="6.6cm" svg:y="19.2cm">
          <text:p/>
        </draw:rect>
        <draw:rect draw:style-name="gr3" draw:text-style-name="P5" draw:layer="layout" svg:width="4.4cm" svg:height="1.6cm" svg:x="2cm" svg:y="16.2cm">
          <text:p text:style-name="P5">Serializable</text:p>
          <text:p text:style-name="P5">Bounds</text:p>
        </draw:rect>
        <draw:rect draw:style-name="gr2" draw:text-style-name="P2" draw:layer="layout" svg:width="4.8cm" svg:height="3cm" svg:x="22cm" svg:y="5.4cm">
          <text:p/>
        </draw:rect>
        <draw:rect draw:style-name="gr3" draw:text-style-name="P3" draw:layer="layout" svg:width="4.4cm" svg:height="1.6cm" svg:x="22.2cm" svg:y="6.6cm">
          <text:p text:style-name="P3">Quitter</text:p>
        </draw:rect>
        <draw:rect draw:style-name="gr4" draw:text-style-name="P3" draw:layer="layout" svg:width="4.4cm" svg:height="0.8cm" svg:x="22.2cm" svg:y="5.6cm">
          <text:p text:style-name="P3">Densyakun</text:p>
        </draw:rect>
        <draw:rect draw:style-name="gr2" draw:text-style-name="P2" draw:layer="layout" svg:width="4.8cm" svg:height="3cm" svg:x="16.8cm" svg:y="5.4cm">
          <text:p/>
        </draw:rect>
        <draw:rect draw:style-name="gr8" draw:text-style-name="P3" draw:layer="layout" svg:width="4.4cm" svg:height="1.6cm" svg:x="17cm" svg:y="6.6cm">
          <text:p text:style-name="P3">Fonts...</text:p>
        </draw:rect>
        <draw:rect draw:style-name="gr4" draw:text-style-name="P3" draw:layer="layout" svg:width="4.4cm" svg:height="0.8cm" svg:x="17cm" svg:y="5.6cm">
          <text:p text:style-name="P3">Fonts</text:p>
        </draw:rect>
        <draw:rect draw:style-name="gr2" draw:text-style-name="P2" draw:layer="layout" svg:width="15.2cm" svg:height="9.8cm" svg:x="11.6cm" svg:y="8.6cm">
          <text:p/>
        </draw:rect>
        <draw:rect draw:style-name="gr9" draw:text-style-name="P3" draw:layer="layout" svg:width="4.4cm" svg:height="1.6cm" svg:x="21.6cm" svg:y="9.8cm">
          <text:p text:style-name="P3">MapObject</text:p>
        </draw:rect>
        <draw:rect draw:style-name="gr4" draw:text-style-name="P3" draw:layer="layout" svg:width="4.4cm" svg:height="0.8cm" svg:x="17cm" svg:y="8.8cm">
          <text:p text:style-name="P3">Map</text:p>
        </draw:rect>
        <draw:rect draw:style-name="gr9" draw:text-style-name="P3" draw:layer="layout" svg:width="4.4cm" svg:height="1.6cm" svg:x="17cm" svg:y="9.8cm">
          <text:p text:style-name="P3">Map</text:p>
        </draw:rect>
        <draw:rect draw:style-name="gr9" draw:text-style-name="P3" draw:layer="layout" svg:width="4.4cm" svg:height="1.6cm" svg:x="12.4cm" svg:y="9.8cm">
          <text:p text:style-name="P3">Chunk</text:p>
        </draw:rect>
        <draw:rect draw:style-name="gr9" draw:text-style-name="P3" draw:layer="layout" svg:width="4.4cm" svg:height="1.6cm" svg:x="21.6cm" svg:y="11.6cm">
          <text:p text:style-name="P3">MapManager</text:p>
        </draw:rect>
        <draw:rect draw:style-name="gr9" draw:text-style-name="P3" draw:layer="layout" svg:width="4.4cm" svg:height="1.6cm" svg:x="17cm" svg:y="11.6cm">
          <text:p text:style-name="P3">MapEntity</text:p>
        </draw:rect>
        <draw:rect draw:style-name="gr9" draw:text-style-name="P3" draw:layer="layout" svg:width="4.4cm" svg:height="1.6cm" svg:x="12.4cm" svg:y="11.6cm">
          <text:p text:style-name="P3">ChunkEntity</text:p>
        </draw:rect>
        <draw:rect draw:style-name="gr2" draw:text-style-name="P2" draw:layer="layout" svg:width="14cm" svg:height="3cm" svg:x="12.2cm" svg:y="13.4cm">
          <text:p/>
        </draw:rect>
        <draw:rect draw:style-name="gr9" draw:text-style-name="P3" draw:layer="layout" svg:width="4.4cm" svg:height="1.6cm" svg:x="21.6cm" svg:y="14.6cm">
          <text:p text:style-name="P3">TreeObject</text:p>
        </draw:rect>
        <draw:rect draw:style-name="gr4" draw:text-style-name="P3" draw:layer="layout" svg:width="4.4cm" svg:height="0.8cm" svg:x="17.2cm" svg:y="13.6cm">
          <text:p text:style-name="P3">Tree</text:p>
        </draw:rect>
        <draw:rect draw:style-name="gr9" draw:text-style-name="P3" draw:layer="layout" svg:width="4.4cm" svg:height="1.6cm" svg:x="17cm" svg:y="14.6cm">
          <text:p text:style-name="P3">TreeInfo</text:p>
        </draw:rect>
        <draw:rect draw:style-name="gr9" draw:text-style-name="P3" draw:layer="layout" svg:width="4.4cm" svg:height="1.6cm" svg:x="12.4cm" svg:y="14.6cm">
          <text:p text:style-name="P3">TreeType</text:p>
        </draw:rect>
        <draw:rect draw:style-name="gr10" draw:text-style-name="P3" draw:layer="layout" svg:width="4.4cm" svg:height="0.8cm" svg:x="12.4cm" svg:y="16.8cm">
          <text:p text:style-name="P3">Player</text:p>
        </draw:rect>
        <draw:rect draw:style-name="gr10" draw:text-style-name="P3" draw:layer="layout" svg:width="4.4cm" svg:height="0.8cm" svg:x="17cm" svg:y="16.8cm">
          <text:p text:style-name="P3">UI</text:p>
        </draw:rect>
        <draw:rect draw:style-name="gr11" draw:text-style-name="P6" draw:layer="layout" svg:width="4.4cm" svg:height="0.8cm" svg:x="21.6cm" svg:y="16.8cm">
          <text:p text:style-name="P6"><text:span text:style-name="T3">などなど</text:span><text:span text:style-name="T3">...</text:span></text:p>
        </draw:rect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各フォルダについて</text:span></text:p>
          </draw:text-box>
        </draw:frame>
        <draw:frame presentation:style-name="pr4" draw:text-style-name="P7" draw:layer="layout" svg:width="25.199cm" svg:height="14.3cm" svg:x="1.4cm" svg:y="4.914cm" presentation:class="outline" presentation:user-transformed="true">
          <draw:text-box>
            <text:list text:style-name="L3">
              <text:list-item>
                <text:p text:style-name="P7"><text:span text:style-name="T4">Common</text:span><text:span text:style-name="T4">： 中心的な機能</text:span></text:p>
              </text:list-item>
              <text:list-item>
                <text:p text:style-name="P7"><text:span text:style-name="T4">BPMesh</text:span><text:span text:style-name="T4">： </text:span><text:span text:style-name="T4">Blueprint</text:span><text:span text:style-name="T4">向けメッシュを作成・編集する機能</text:span></text:p>
              </text:list-item>
              <text:list-item>
                <text:p text:style-name="P7"><text:span text:style-name="T4">BPMesh&gt;Serialize</text:span><text:span text:style-name="T4">： </text:span><text:span text:style-name="T4">Serialize</text:span><text:span text:style-name="T4">機能は</text:span><text:span text:style-name="T4">Unity</text:span><text:span text:style-name="T4">の</text:span><text:span text:style-name="T4">Mesh</text:span><text:span text:style-name="T4">や</text:span><text:span text:style-name="T4">Vector3</text:span><text:span text:style-name="T4">などの基本的なデータをシリアライズ出来るようにする機能</text:span></text:p>
              </text:list-item>
              <text:list-item>
                <text:p text:style-name="P7"><text:span text:style-name="T4">Map</text:span><text:span text:style-name="T4">： マップやオブジェクトを管理する機能</text:span></text:p>
              </text:list-item>
              <text:list-item>
                <text:p text:style-name="P7"><text:span text:style-name="T4">Fonts</text:span><text:span text:style-name="T4">： フォントを入れるフォルダ</text:span></text:p>
              </text:list-item>
              <text:list-item>
                <text:p text:style-name="P7"><text:span text:style-name="T4">Densyakun</text:span><text:span text:style-name="T4">： 試験用の機能を入れるフォルダ。</text:span><text:span text:style-name="T4">Quitter</text:span><text:span text:style-name="T4">はデバッグ用のゲーム停止スクリプト</text:span></text:p>
              </text:list-item>
              <text:list-item>
                <text:p text:style-name="P7"><text:span text:style-name="T4">Player</text:span><text:span text:style-name="T4">： プレイヤー関連の機能</text:span></text:p>
              </text:list-item>
              <text:list-item>
                <text:p text:style-name="P7"><text:span text:style-name="T4">UI</text:span><text:span text:style-name="T4">： </text:span><text:span text:style-name="T4">UI</text:span><text:span text:style-name="T4">に表示する項目や、画面などを管理する機能</text:span></text:p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9-26T14:02:06.97</meta:creation-date>
    <meta:editing-duration>PT4M59S</meta:editing-duration>
    <meta:editing-cycles>2</meta:editing-cycles>
    <dc:date>2017-09-26T15:09:03.07</dc:date>
    <meta:document-statistic meta:object-count="68"/>
    <meta:generator>OpenOffice/4.1.3$Win32 OpenOffice.org_project/413m1$Build-9783</meta:generator>
  </office:meta>
</office:document-meta>
</file>